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5.02708333333333cm" style:use-optimal-column-width="true"/>
    </style:style>
    <style:style style:name="co2" style:family="table-column">
      <style:table-column-properties fo:break-before="auto" style:column-width="8.62541666666667cm" style:use-optimal-column-width="true"/>
    </style:style>
    <style:style style:name="co3" style:family="table-column">
      <style:table-column-properties fo:break-before="auto" style:column-width="1.61395833333333cm" style:use-optimal-column-width="true"/>
    </style:style>
    <style:style style:name="co4" style:family="table-column">
      <style:table-column-properties fo:break-before="auto" style:column-width="1.95791666666667cm" style:use-optimal-column-width="true"/>
    </style:style>
    <style:style style:name="co5" style:family="table-column">
      <style:table-column-properties fo:break-before="auto" style:column-width="2.91041666666667cm" style:use-optimal-column-width="true"/>
    </style:style>
    <style:style style:name="co6" style:family="table-column">
      <style:table-column-properties fo:break-before="auto" style:column-width="3.095625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Leitfaden_alles" table:style-name="ta1">
        <table:table-column table:style-name="co1" table:default-cell-style-name="ce12"/>
        <table:table-column table:style-name="co2" table:default-cell-style-name="ce1"/>
        <table:table-column table:style-name="co3" table:default-cell-style-name="ce1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Thema</text:p>
          </table:table-cell>
          <table:table-cell office:value-type="string" table:style-name="ce2">
            <text:p>Aufgaben</text:p>
          </table:table-cell>
          <table:table-cell office:value-type="string" table:style-name="ce3">
            <text:p>Status</text:p>
          </table:table-cell>
          <table:table-cell office:value-type="string" table:style-name="ce4">
            <text:p>Priorität</text:p>
          </table:table-cell>
          <table:table-cell office:value-type="string" table:style-name="ce4">
            <text:p>Bemerkungen</text:p>
          </table:table-cell>
          <table:table-cell office:value-type="string" table:style-name="ce4">
            <text:p>Bearbeitung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Registrierung / Anmeldung</text:p>
          </table:table-cell>
          <table:table-cell office:value-type="string" table:style-name="ce6">
            <text:p>Registrierungsdaten erweitern (email, … s. DB)</text:p>
          </table:table-cell>
          <table:table-cell office:value-type="string" table:style-name="ce7">
            <text:p>erledigt</text:p>
          </table:table-cell>
          <table:table-cell table:number-columns-repeated="2" table:style-name="ce6"/>
          <table:table-cell office:value-type="string" table:style-name="ce6">
            <text:p>Tina/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Registrierungsdaten in DB speichern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Registrierungsdaten aus DB ausgeben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Anmeldung mit Benutzername + Passwort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Tina/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Abmeldung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Spielername eingeben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Geschlecht wählen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Element wählen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Startgebiet wählen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Tin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Hintergrund einbinden anhand Gebiet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Buttons für Bewegung zu anderen Gebieten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Bewegen zwischen Gebieten (neues Gebiet laden)</text:p>
          </table:table-cell>
          <table:table-cell office:value-type="string" table:style-name="ce7">
            <text:p>erledigt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Buttons zu Charakterdaten auf Oberfläche<text:s/>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Attribut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Element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Fähigkeit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Interaktion)</text:p>
          </table:table-cell>
          <table:table-cell office:value-type="string" table:style-name="ce11">
            <text:p>Buttons für Aktionen (Jagen, Sammel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NPCs (Tiere, Person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Items (Pflanzen, Trophäen, Rüstung, Waff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Aktionen (Jagen, Sammeln, Flieg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Zauber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Fähigkeit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Ques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Testdaten anlegen</text:p>
          </table:table-cell>
          <table:table-cell office:value-type="string" table:style-name="ce11">
            <text:p>Bedingungen (Aktionen, Zauber, Levelaufstieg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Sammel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Jag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Punkte verdie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Energie verbrau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Aktion abbre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Zauber spre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Fähigkeit nutzen (Handwerk, Flieg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Mit NPC interagieren (sprechen, Quest beginn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Zauber ler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Elemente kombinier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Items betrachten, anlegen/ablegen, benutz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Fähigkeiten mit Items benutz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Aktuelle Zeit anzeig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Timer auf Aktion anwend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Timer abbrechen (mit Aktionsabbruch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Gegen NPC (Aktion Jagen) kämpf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Gesundheit verlier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Sterb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t</text:p>
          </table:table-cell>
          <table:table-cell office:value-type="string" table:style-name="ce11">
            <text:p>Nachricht schreiben/les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t</text:p>
          </table:table-cell>
          <table:table-cell office:value-type="string" table:style-name="ce11">
            <text:p>Nachricht von anderen Spielern les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gin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end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"gewinnen"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"verlieren"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lohnung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Gebiete</text:p>
          </table:table-cell>
          <table:table-cell office:value-type="string" table:style-name="ce7">
            <text:p>in Arbeit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Drachen</text:p>
          </table:table-cell>
          <table:table-cell office:value-type="string" table:style-name="ce7">
            <text:p>in Arbeit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NPCs</text:p>
          </table:table-cell>
          <table:table-cell office:value-type="string" table:style-name="ce7">
            <text:p>in Arbeit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Items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11">
            <text:p>Hintergrundmusik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11">
            <text:p>Geräusche für Gegenstände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9">
            <text:p>Geräusche bei Aktio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dminbereich</text:p>
          </table:table-cell>
          <table:table-cell office:value-type="string" table:style-name="ce9">
            <text:p>Separate Seite für Admins erstellen</text:p>
          </table:table-cell>
          <table:table-cell office:value-type="string" table:style-name="ce11">
            <text:p>erledigt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dminbereich</text:p>
          </table:table-cell>
          <table:table-cell office:value-type="string" table:style-name="ce9">
            <text:p>Adminbereich betreten/verlassen</text:p>
          </table:table-cell>
          <table:table-cell office:value-type="string" table:style-name="ce11">
            <text:p>in Arbeit</text:p>
          </table:table-cell>
          <table:table-cell table:style-name="ce9"/>
          <table:table-cell office:value-type="string" table:style-name="ce9">
            <text:p>verlassen offen</text:p>
          </table:table-cell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dminbereich</text:p>
          </table:table-cell>
          <table:table-cell office:value-type="string" table:style-name="ce9">
            <text:p>Daten in Tabelle einfügen</text:p>
          </table:table-cell>
          <table:table-cell office:value-type="string" table:style-name="ce11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dminbereich</text:p>
          </table:table-cell>
          <table:table-cell office:value-type="string" table:style-name="ce9">
            <text:p>Daten in Tabelle löschen</text:p>
          </table:table-cell>
          <table:table-cell office:value-type="string" table:style-name="ce11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dminbereich</text:p>
          </table:table-cell>
          <table:table-cell office:value-type="string" table:style-name="ce9">
            <text:p>Daten in Tabelle anzeigen lassen</text:p>
          </table:table-cell>
          <table:table-cell office:value-type="string" table:style-name="ce11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dminbereich</text:p>
          </table:table-cell>
          <table:table-cell office:value-type="string" table:style-name="ce9">
            <text:p>Daten in Tabelle filtern</text:p>
          </table:table-cell>
          <table:table-cell office:value-type="string" table:style-name="ce11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Adminbereich</text:p>
          </table:table-cell>
          <table:table-cell office:value-type="string" table:style-name="ce9">
            <text:p>Überichten anzeigen lassen (Tabellenübergreifend)</text:p>
          </table:table-cell>
          <table:table-cell office:value-type="string" table:style-name="ce11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System</text:p>
          </table:table-cell>
          <table:table-cell office:value-type="string" table:style-name="ce9">
            <text:p>Urlaubsmodus</text:p>
          </table:table-cell>
          <table:table-cell office:value-type="string" table:style-name="ce11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System</text:p>
          </table:table-cell>
          <table:table-cell office:value-type="string" table:style-name="ce9">
            <text:p>Automatische Löschung bei Inaktivität</text:p>
          </table:table-cell>
          <table:table-cell office:value-type="string" table:style-name="ce11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System</text:p>
          </table:table-cell>
          <table:table-cell office:value-type="string" table:style-name="ce9">
            <text:p>E-Mailversandt Ankündigung einer Löschung</text:p>
          </table:table-cell>
          <table:table-cell office:value-type="string" table:style-name="ce11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number-rows-repeated="34" table:style-name="ro1">
          <table:table-cell table:style-name="ce8"/>
          <table:table-cell table:style-name="ce9"/>
          <table:table-cell table:style-name="ce11"/>
          <table:table-cell table:number-columns-repeated="3" table:style-name="ce9"/>
          <table:table-cell table:number-columns-repeated="16378"/>
        </table:table-row>
        <table:table-row table:number-rows-repeated="1048475" table:style-name="ro1">
          <table:table-cell table:number-columns-repeated="16384"/>
        </table:table-row>
      </table:table>
      <table:table table:name="Sicherung_19_06_2016" table:style-name="ta2">
        <table:table-column table:style-name="co1" table:default-cell-style-name="ce12"/>
        <table:table-column table:style-name="co2" table:default-cell-style-name="ce1"/>
        <table:table-column table:style-name="co3" table:default-cell-style-name="ce1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Thema</text:p>
          </table:table-cell>
          <table:table-cell office:value-type="string" table:style-name="ce2">
            <text:p>Aufgaben</text:p>
          </table:table-cell>
          <table:table-cell office:value-type="string" table:style-name="ce3">
            <text:p>Status</text:p>
          </table:table-cell>
          <table:table-cell office:value-type="string" table:style-name="ce4">
            <text:p>Priorität</text:p>
          </table:table-cell>
          <table:table-cell office:value-type="string" table:style-name="ce4">
            <text:p>Bemerkungen</text:p>
          </table:table-cell>
          <table:table-cell office:value-type="string" table:style-name="ce4">
            <text:p>Verantwortung</text:p>
          </table:table-cell>
          <table:table-cell table:number-columns-repeated="16378"/>
        </table:table-row>
        <table:table-row table:style-name="ro1">
          <table:table-cell office:value-type="string" table:style-name="ce5">
            <text:p>Registrierung / Anmeldung</text:p>
          </table:table-cell>
          <table:table-cell office:value-type="string" table:style-name="ce6">
            <text:p>Registrierungsdaten erweitern (email, … s. DB)</text:p>
          </table:table-cell>
          <table:table-cell office:value-type="string" table:style-name="ce7">
            <text:p>offen</text:p>
          </table:table-cell>
          <table:table-cell table:number-columns-repeated="2" table:style-name="ce6"/>
          <table:table-cell office:value-type="string" table:style-name="ce6">
            <text:p>Tina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Registrierungsdaten in DB speichern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Hendrik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Registrierungsdaten aus DB ausgeben</text:p>
          </table:table-cell>
          <table:table-cell office:value-type="string" table:style-name="ce7">
            <text:p>offen</text:p>
          </table:table-cell>
          <table:table-cell table:number-columns-repeated="2" table:style-name="ce9"/>
          <table:table-cell office:value-type="string" table:style-name="ce9">
            <text:p>…</text:p>
          </table:table-cell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Anmeldung mit Benutzername + Passwor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Registrierung / Anmeldung</text:p>
          </table:table-cell>
          <table:table-cell office:value-type="string" table:style-name="ce9">
            <text:p>Abmeldung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Spielername eingeb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Geschlecht wähl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rakter anlegen</text:p>
          </table:table-cell>
          <table:table-cell office:value-type="string" table:style-name="ce9">
            <text:p>Gattung wähl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Hintergrund einbinden anhand Gebie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Buttons für Bewegung zu anderen Gebiet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Gebiet)</text:p>
          </table:table-cell>
          <table:table-cell office:value-type="string" table:style-name="ce11">
            <text:p>Bewegen zwischen Gebieten (neues Gebiet lad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Buttons zu Charakterdaten auf Oberfläche<text:s/>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Attribut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Element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Charakter)</text:p>
          </table:table-cell>
          <table:table-cell office:value-type="string" table:style-name="ce11">
            <text:p>Charakterdaten anzeigen (Fähigkeit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Spieloberfläche (Interaktion)</text:p>
          </table:table-cell>
          <table:table-cell office:value-type="string" table:style-name="ce11">
            <text:p>Buttons für Aktionen (Jagen, Sammel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NPCs (Tiere, Person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Items (Pflanzen, Trophäen, Rüstung, Waffe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Aktionen (Jagen, Sammeln, Flieg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Zauber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Fähigkeit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estdaten anlegen</text:p>
          </table:table-cell>
          <table:table-cell office:value-type="string" table:style-name="ce11">
            <text:p>Quest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Testdaten anlegen</text:p>
          </table:table-cell>
          <table:table-cell office:value-type="string" table:style-name="ce11">
            <text:p>Bedingungen (Aktionen, Zauber, Levelaufstieg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Sammel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Jag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Punkte verdie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Energie verbrau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Aktionen ausführen</text:p>
          </table:table-cell>
          <table:table-cell office:value-type="string" table:style-name="ce11">
            <text:p>Aktion abbre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Zauber spre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Fähigkeit nutzen (Handwerk, Flieg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Mit NPC interagieren (sprechen, Quest beginnen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Zauber ler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Elemente kombinier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Items betrachten, anlegen/ablegen, benutz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Aktionen ausführen</text:p>
          </table:table-cell>
          <table:table-cell office:value-type="string" table:style-name="ce11">
            <text:p>Fähigkeiten mit Items benutz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Aktuelle Zeit anzeig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Timer auf Aktion anwend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10">
            <text:p>Timer</text:p>
          </table:table-cell>
          <table:table-cell office:value-type="string" table:style-name="ce11">
            <text:p>Timer abbrechen (mit Aktionsabbruch)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Gegen NPC (Aktion Jagen) kämpf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Gesundheit verlier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Kampf</text:p>
          </table:table-cell>
          <table:table-cell office:value-type="string" table:style-name="ce11">
            <text:p>Sterb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t</text:p>
          </table:table-cell>
          <table:table-cell office:value-type="string" table:style-name="ce11">
            <text:p>Nachricht schreiben/les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Chat</text:p>
          </table:table-cell>
          <table:table-cell office:value-type="string" table:style-name="ce11">
            <text:p>Nachricht von anderen Spielern les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gin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end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"gewinnen"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"verlieren"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Quest</text:p>
          </table:table-cell>
          <table:table-cell office:value-type="string" table:style-name="ce11">
            <text:p>Quest Belohnung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Gebiete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Drach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NPCs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Bilder</text:p>
          </table:table-cell>
          <table:table-cell office:value-type="string" table:style-name="ce11">
            <text:p>Items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11">
            <text:p>Hintergrundmusik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11">
            <text:p>Geräusche für Gegenstände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style-name="ro1">
          <table:table-cell office:value-type="string" table:style-name="ce8">
            <text:p>Musik</text:p>
          </table:table-cell>
          <table:table-cell office:value-type="string" table:style-name="ce9">
            <text:p>Geräusche bei Aktionen</text:p>
          </table:table-cell>
          <table:table-cell office:value-type="string" table:style-name="ce7">
            <text:p>offen</text:p>
          </table:table-cell>
          <table:table-cell table:number-columns-repeated="3" table:style-name="ce9"/>
          <table:table-cell table:number-columns-repeated="16378"/>
        </table:table-row>
        <table:table-row table:number-rows-repeated="44" table:style-name="ro1">
          <table:table-cell table:style-name="ce8"/>
          <table:table-cell table:style-name="ce9"/>
          <table:table-cell table:style-name="ce11"/>
          <table:table-cell table:number-columns-repeated="3" table:style-name="ce9"/>
          <table:table-cell table:number-columns-repeated="16378"/>
        </table:table-row>
        <table:table-row table:number-rows-repeated="1048476" table:style-name="ro1">
          <table:table-cell table:number-columns-repeated="16384"/>
        </table:table-row>
      </table:table>
      <table:database-ranges>
        <table:database-range table:target-range-address="Leitfaden_alles.A1:Leitfaden_alles.F50" table:display-filter-buttons="true"/>
        <table:database-range table:target-range-address="Sicherung_19_06_2016.A1:Sicherung_19_06_2016.F4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>Drachen</dc:creator>
    <meta:creation-date>2006-09-16T00:00:00Z</meta:creation-date>
    <dc:date>2016-12-28T16:40:36Z</dc:date>
    <meta:print-date>2016-06-21T21:48:45Z</meta:print-date>
    <meta:editing-duration>PT0S</meta:editing-duration>
  </office:meta>
</office:document-meta>
</file>